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9.41cm" svg:height="8.755cm" svg:x="0.75cm" svg:y="0.135cm">
          <text:p text:style-name="P1">Global Info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8cm" svg:height="8.89cm" svg:x="0.75cm" svg:y="10.795cm">
          <text:p text:style-name="P1">Global Comman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065cm" svg:height="18.415cm" svg:x="15.875cm" svg:y="1.905cm">
          <text:p text:style-name="P1">AI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2.54cm" svg:y="3.175cm">
          <text:p text:style-name="P1">Global Inf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1.27cm" svg:x="1.905cm" svg:y="13.97cm">
          <text:p text:style-name="P1">Global Comma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svg:x="2.54cm" svg:y="16.51cm">
          <text:p text:style-name="P1">PID</text:p>
          <draw:enhanced-geometry svg:viewBox="0 0 21600 21600" draw:mirror-horizontal="true" draw:type="rectangle" draw:enhanced-path="M 0 0 L 21600 0 21600 21600 0 21600 0 0 Z N"/>
        </draw:custom-shape>
        <draw:line draw:style-name="gr2" draw:text-style-name="P1" draw:layer="layout" svg:x1="20.32cm" svg:y1="12.065cm" svg:x2="10.16cm" svg:y2="14.605cm">
          <text:p/>
        </draw:line>
        <draw:line draw:style-name="gr2" draw:text-style-name="P1" draw:layer="layout" svg:x1="6.35cm" svg:y1="15.24cm" svg:x2="6.35cm" svg:y2="16.51cm">
          <text:p/>
        </draw:line>
        <draw:line draw:style-name="gr2" draw:text-style-name="P1" draw:layer="layout" svg:x1="6.35cm" svg:y1="16.51cm" svg:x2="6.35cm" svg:y2="15.24cm">
          <text:p/>
        </draw:line>
        <draw:custom-shape draw:style-name="gr1" draw:text-style-name="P1" draw:layer="layout" svg:width="10.795cm" svg:height="15.24cm" svg:x="17.145cm" svg:y="3.81cm">
          <text:p text:style-name="P1">State Mach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11.43cm" svg:x="19.05cm" svg:y="7.62cm">
          <text:p text:style-name="P1">Mission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20.32cm" svg:y="11.43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27cm" svg:x="20.32cm" svg:y="9.525cm">
          <text:p text:style-name="P1">Fetc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27cm" svg:x="20.32cm" svg:y="13.335cm">
          <text:p text:style-name="P1">Err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20.32cm" svg:y="15.875cm">
          <text:p text:style-name="P1">Ex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1.905cm" svg:x="1.905cm" svg:y="6.35cm">
          <text:p text:style-name="P1">Cartograph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15cm" svg:y1="5.08cm" svg:x2="5.715cm" svg:y2="6.35cm">
          <text:p/>
        </draw:line>
        <draw:line draw:style-name="gr2" draw:text-style-name="P1" draw:layer="layout" svg:x1="5.715cm" svg:y1="6.35cm" svg:x2="5.715cm" svg:y2="5.08cm">
          <text:p/>
        </draw:line>
        <draw:line draw:style-name="gr2" draw:text-style-name="P1" draw:layer="layout" svg:x1="20.32cm" svg:y1="10.16cm" svg:x2="8.255cm" svg:y2="4.445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4.445cm" svg:height="3.81cm" svg:x="0.635cm" svg:y="4.445cm">
          <text:p text:style-name="P1">Compa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3.81cm" svg:x="0.635cm" svg:y="8.89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3.81cm" svg:x="0.635cm" svg:y="17.145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8.89cm" svg:x="8.255cm" svg:y="0.635cm">
          <text:p text:style-name="P1"><text:span text:style-name="T1">JAUS Challenge (1)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3.81cm" svg:x="8.255cm" svg:y="16.51cm">
          <text:p text:style-name="P1"><text:span text:style-name="T1">Primitive Driver (2)</text:span>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3.81cm" svg:x="0.635cm" svg:y="0.635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3.81cm" svg:x="0.635cm" svg:y="12.7cm">
          <text:p text:style-name="P1">La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5.08cm" svg:x="8.255cm" svg:y="10.16cm">
          <text:p text:style-name="P1"><text:span text:style-name="T1">Velocity State Driver (3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0.635cm" svg:x="8.89cm" svg:y="8.255cm">
          <text:p text:style-name="P1">Local Po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0.635cm" svg:x="8.89cm" svg:y="5.715cm">
          <text:p text:style-name="P1">Velocity State Sens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svg:x="8.89cm" svg:y="13.97cm">
          <text:p text:style-name="P1">Laser Sens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svg:x="8.89cm" svg:y="12.7cm">
          <text:p text:style-name="P1">Visual Sens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svg:x="8.89cm" svg:y="17.78cm">
          <text:p text:style-name="P1">Primitive 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svg:x="8.89cm" svg:y="19.05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0.635cm" svg:x="8.89cm" svg:y="6.35cm">
          <text:p text:style-name="P1">Global Pos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89cm" svg:y1="18.415cm" svg:x2="5.08cm" svg:y2="18.415cm">
          <text:p/>
        </draw:line>
        <draw:line draw:style-name="gr2" draw:text-style-name="P1" draw:layer="layout" svg:x1="8.89cm" svg:y1="19.685cm" svg:x2="5.08cm" svg:y2="19.685cm">
          <text:p/>
        </draw:line>
        <draw:line draw:style-name="gr2" draw:text-style-name="P1" draw:layer="layout" svg:x1="5.08cm" svg:y1="19.685cm" svg:x2="8.89cm" svg:y2="19.685cm">
          <text:p/>
        </draw:line>
        <draw:line draw:style-name="gr2" draw:text-style-name="P1" draw:layer="layout" svg:x1="12.7cm" svg:y1="6.985cm" svg:x2="12.7cm" svg:y2="8.255cm">
          <text:p/>
        </draw:line>
        <draw:custom-shape draw:style-name="gr1" draw:text-style-name="P1" draw:layer="layout" svg:width="7.62cm" svg:height="1.27cm" svg:x="8.89cm" svg:y="3.175cm">
          <text:p text:style-name="P1">Local Waypoint List 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svg:x="8.89cm" svg:y="1.905cm">
          <text:p text:style-name="P1">List Manag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cm" svg:y1="15.24cm" svg:x2="12.7cm" svg:y2="16.51cm">
          <text:p/>
        </draw:line>
        <draw:custom-shape draw:style-name="gr1" draw:text-style-name="P1" draw:layer="layout" svg:width="7.62cm" svg:height="1.27cm" svg:x="8.89cm" svg:y="11.43cm">
          <text:p text:style-name="P1">Velocity State Driv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8cm" svg:y1="14.605cm" svg:x2="8.89cm" svg:y2="14.605cm">
          <text:p/>
        </draw:line>
        <draw:line draw:style-name="gr2" draw:text-style-name="P1" draw:layer="layout" svg:x1="5.08cm" svg:y1="12.065cm" svg:x2="8.89cm" svg:y2="13.335cm">
          <text:p/>
        </draw:line>
        <draw:line draw:style-name="gr2" draw:text-style-name="P1" draw:layer="layout" svg:x1="5.08cm" svg:y1="7.62cm" svg:x2="8.89cm" svg:y2="6.985cm">
          <text:p/>
        </draw:line>
        <draw:line draw:style-name="gr2" draw:text-style-name="P1" draw:layer="layout" svg:x1="5.08cm" svg:y1="6.985cm" svg:x2="8.89cm" svg:y2="5.715cm">
          <text:p/>
        </draw:line>
        <draw:line draw:style-name="gr2" draw:text-style-name="P1" draw:layer="layout" svg:x1="5.08cm" svg:y1="2.54cm" svg:x2="8.89cm" svg:y2="5.715cm">
          <text:p/>
        </draw:line>
        <draw:line draw:style-name="gr2" draw:text-style-name="P1" draw:layer="layout" svg:x1="5.08cm" svg:y1="3.81cm" svg:x2="8.89cm" svg:y2="6.985cm">
          <text:p/>
        </draw:line>
        <draw:line draw:style-name="gr2" draw:text-style-name="P1" draw:layer="layout" svg:x1="12.7cm" svg:y1="9.525cm" svg:x2="12.7cm" svg:y2="10.16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 </meta:initial-creator>
    <meta:creation-date>2011-02-19T14:07:31</meta:creation-date>
    <meta:editing-duration>PT00H01M49S</meta:editing-duration>
    <meta:editing-cycles>2</meta:editing-cycles>
    <dc:date>2011-02-19T15:42:38</dc:date>
    <dc:creator>Matt </dc:creator>
    <meta:document-statistic meta:object-count="74"/>
    <meta:generator>OpenOffice.org/3.2$Linux OpenOffice.org_project/320m19$Build-9505</meta:generator>
  </office:meta>
</office:document-meta>
</file>